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klasy</text:p>
          </table:table-cell>
          <table:table-cell office:value-type="string" calcext:value-type="string">
            <text:p>kl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 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I 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I 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 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 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I 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II 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I 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 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II 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II 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I 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 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II 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V 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V 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V 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 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V 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.00.0000</text:date>, <text:time style:data-style-name="N2" text:time-value="07:41:15.2948970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7:54:19.045905351</meta:creation-date>
    <dc:date>2019-10-11T07:41:25.260889751</dc:date>
    <meta:editing-duration>PT23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